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fo:language="it" fo:country="IT" officeooo:rsid="0015f8a1" officeooo:paragraph-rsid="0015732d"/>
    </style:style>
    <style:style style:name="P2" style:family="paragraph" style:parent-style-name="Standard">
      <style:text-properties fo:language="it" fo:country="IT" officeooo:rsid="0015f8a1" officeooo:paragraph-rsid="0015f8a1"/>
    </style:style>
    <style:style style:name="P3" style:family="paragraph" style:parent-style-name="Standard">
      <style:text-properties officeooo:paragraph-rsid="00122f47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7%" fo:text-indent="0in" style:auto-text-indent="false"/>
      <style:text-properties style:font-name="inherit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officeooo:rsid="00122f47" officeooo:paragraph-rsid="00122f47"/>
    </style:style>
    <style:style style:name="P6" style:family="paragraph" style:parent-style-name="Standard">
      <style:text-properties officeooo:rsid="0016ba2c" officeooo:paragraph-rsid="0016ba2c"/>
    </style:style>
    <style:style style:name="P7" style:family="paragraph" style:parent-style-name="Text_20_body">
      <style:text-properties officeooo:rsid="0016ba2c" officeooo:paragraph-rsid="0016ba2c"/>
    </style:style>
    <style:style style:name="T1" style:family="text">
      <style:text-properties fo:font-size="12pt"/>
    </style:style>
    <style:style style:name="T2" style:family="text">
      <style:text-properties fo:font-size="12pt" officeooo:rsid="00122f47"/>
    </style:style>
    <style:style style:name="T3" style:family="text">
      <style:text-properties officeooo:rsid="0016ba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<text:s text:c="22"/>Relazione <text:s text:c="11"/></text:span><text:span text:style-name="T1">S1-L5</text:span></text:p>
      <text:p text:style-name="P5"><text:s/>Creazione di una rete segmentata con 4 VLAN diverse. Spiega le motivazioni per cui si è scelto di ricorrere alle VLAN.</text:p>
      <text:p text:style-name="Standard"/>
      <text:p text:style-name="Standard"/>
      <text:p text:style-name="P3"/>
      <text:p text:style-name="Standard"/>
      <text:p text:style-name="P1">The VLAN is used to divide and isolate LAN segments. In a workplace, it's used for security reasons or for performance. The VLAN lets you isolate/divide the traffic between these groups, and it makes it harder for any non-authorized person to access/intercept the files<text:span text:style-name="T3"> (from the inside and from the inside or from the outside</text:span>. The VLAN make it easier to manage any network, and it's possible to create new ones "on the go", in a centralized way. In the project that we made for today we utilized 4 Different VLAN with a switch 2960 of 2nd level without a Router. Each group is divided by 2 <text:span text:style-name="T3">host</text:span> And Every VLAN is different between them. Effectively isolating each group by themselves<text:span text:style-name="T3"> not letting any comunication through.</text:span></text:p>
      <text:p text:style-name="P1"/>
      <text:p text:style-name="P2"/>
      <text:p text:style-name="P6"/>
      <text:p text:style-name="P6"/>
      <text:p text:style-name="P7">La VLAN viene usata per dividere e isolare i segmenti della LAN. In un ambiente di lavoro, viene usata per la sua sicurezza o a volte anche per performance. La VLAN ti permette di isola rare/dividere il traffico da questi gruppi, e rende più difficili gli accessi non-autorizzati da autori esterni/interni. La VLAN rende più facile Controllare e modificare qualunque network ed è possibile creare nuove VLAN "on the go", in modo centralizzato. Nel progetto di oggi abbiamo utilizzato 4 VLAN differenti con uno switch 2960 di 2ndo livello, senza Router. Ogni gruppo è diviso da 2 Host e ogni VLAN è Diversa. Isolando ogni gruppo a se non permettendo la comunicazione Tra di loro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4T11:43:13.277000000</meta:creation-date>
    <dc:date>2024-10-04T12:46:35.583000000</dc:date>
    <meta:editing-duration>PT23M8S</meta:editing-duration>
    <meta:editing-cycles>3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4" meta:word-count="264" meta:character-count="1567" meta:non-whitespace-character-count="1273"/>
  </office:meta>
</office:document-meta>
</file>